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pd1">
      <style:table-cell-properties fo:background-color="#ffff99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Default"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pd1">
      <style:table-cell-properties fo:background-color="#ff66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4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3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5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3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3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3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4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3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3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3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4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4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3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3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3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4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3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3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3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3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3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3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0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4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3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3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3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0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4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3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3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3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3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3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3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4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3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3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3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3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3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3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3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3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3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3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4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3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3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3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3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3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3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0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4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3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3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4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3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3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3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3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3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3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3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3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3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0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3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3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3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5 SPLASH ; 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3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4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3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3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0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4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3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3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3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3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3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3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3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3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3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3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3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3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3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3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0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4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4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3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3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0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4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3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3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3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3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3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3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3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3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3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3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0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4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3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0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4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0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4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3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3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3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3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3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3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3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4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0" office:value-type="string" calcext:value-type="string">
            <text:p>EV_LEVEL, 98, HITMONCHAN ; EV_LEVEL, 99, HITMONLEE ; EV_LEVEL, 100, HITMONTOP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3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3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4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MEDITATE, COMET_PUNCH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0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4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3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3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4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4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3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4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0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4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BIND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3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0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2 OUTRAGE ; 44 SHADOW_CLAW ; 46 AERIAL_ACE ; 48 SUBMISSION ; 50 SING ; 52 WATER_PULSE ; 54 FLAMETHROWER ; 56 SHOCK_WAVE ; 58 SOLARBEAM ; 60 ZAP_CANNON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4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7 OUTRAGE ; 49 SHADOW_CLAW ; 50 DOUBLE_KICK ; 51 AERIAL_ACE ; 52 FURY_ATTACK ; 53 SUBMISSION ; 54 PIN_MISSILE ; 55 SING ; 56 SPIKE_CANNON ; 57 WATER_PULSE ; 58 BARRAGE ; 59 FLAMETHROWER ; 60 FURY_SWIPES ; 61 SHOCK_WAVE ; 62 BULLET_SEED ; 63 SOLARBEAM ; 64 ICICLE_SPEAR ; 65 ZAP_CANNON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3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4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3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3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4 WATER_GUN ; 8 CONFUSE_RAY ; 12 TELEPORT ; 16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4 WATER_GUN ; 8 CONFUSE_RAY ; 12 TELEPORT ; 16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4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0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3 MEDITATE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3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5 MEDITATE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3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0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4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0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4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4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0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3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4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0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0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4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4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0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3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0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4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0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BIND ; 12 SEISMIC_TOSS ; 17 FURY_ATTACK ; 21 ROCK_THROW ; 24 HARDEN ; 28 HEADBUTT ; 32 X_SCISSOR ; 35 STRENGTH ; 39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4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BIND ; 17 SEISMIC_TOSS ; 22 FURY_ATTACK ; 26 ROCK_THROW ; 29 HARDEN ; 33 HEADBUTT ; 37 X_SCISSOR ; 40 STRENGTH ; 44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55 WATER_PULSE ; 58 ZAP_CANNON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3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0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BIND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4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BIND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0 MIST ; 14 BITE ; 19 CONFUSE_RAY ; 22 SHOCK_WAVE ; 25 DRAGON_RAGE ; 28 BODY_SLAM ; 30 WATER_PULSE ; 35 DRAGONBREATH ; 38 AURORA_BEAM ; 40 IRON_TAIL ; 43 WATERFALL ; 45 DRAGON_DANCE ; 47 HEADBUTT ; 49 ZEN_HEADBUTT ; 53 ICE_BEAM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3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3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3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48 MIST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3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4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4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4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4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4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4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4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19 BARRIER ; 22 PSYBEAM ; 25 SWIFT ; 28 RECOVER ; 31 AGILITY ; 34 TAKE_DOWN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BIND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3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5 HARDEN ; 7 SCRATCH ; 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5 HARDEN ; 7 SCRATCH ; 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0" office:value-type="string" calcext:value-type="string">
            <text:p>EV_ITEM, MEGA_STONE_X, 1, MAERODATYL ; EV_ITEM, MEGA_STONE_Y, 1, MAERODA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4"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string" calcext:value-type="string">
            <text:p>MAeroda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4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3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3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MIST ; 31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3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7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 table:style-name="ce20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FUSION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 table:number-rows-repeated="104837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4">00/00/0000</text:date>, <text:time style:data-style-name="N2" text:time-value="02:11:47.358007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6-04T13:43:22.633577141</dc:date>
    <dc:creator>Michael </dc:creator>
    <meta:editing-duration>P20DT11H29M34S</meta:editing-duration>
    <meta:editing-cycles>246</meta:editing-cycles>
    <meta:document-statistic meta:table-count="2" meta:cell-count="4980" meta:object-count="0"/>
  </office:meta>
</office:document-meta>
</file>